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154bf6" officeooo:paragraph-rsid="00154bf6" style:font-size-asian="48pt" style:font-size-complex="48pt"/>
    </style:style>
    <style:style style:name="P2" style:family="paragraph" style:parent-style-name="Standard">
      <style:text-properties fo:font-size="48pt" officeooo:paragraph-rsid="00154bf6" style:font-size-asian="48pt" style:font-size-complex="4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. . . _ _ _ . . .</text:p>
      <text:p text:style-name="P1"/>
      <text:p text:style-name="P1">013 zgłoś się!!!!!!!!</text:p>
      <text:p text:style-name="P1">XD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33:41.557458821</meta:creation-date>
    <meta:generator>LibreOffice/7.1.2.2$Linux_X86_64 LibreOffice_project/10$Build-2</meta:generator>
    <dc:date>2021-06-21T14:48:30.509178976</dc:date>
    <meta:editing-duration>PT11M46S</meta:editing-duration>
    <meta:editing-cycles>2</meta:editing-cycles>
    <meta:document-statistic meta:table-count="0" meta:image-count="0" meta:object-count="0" meta:page-count="1" meta:paragraph-count="3" meta:word-count="13" meta:character-count="41" meta:non-whitespace-character-count="30"/>
  </office:meta>
</office:document-meta>
</file>